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738cm" fo:min-width="24.9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742cm" fo:min-width="24.9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5.159cm" fo:min-width="24.40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8" style:family="paragraph">
      <style:paragraph-properties fo:margin-left="0cm" fo:margin-right="0cm" fo:text-align="end" fo:text-indent="0cm" style:punctuation-wrap="hanging" style:line-break="strict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T1" style:family="text">
      <style:text-properties style:font-name="ＭＳ ゴシック" fo:font-size="40pt" fo:language="ja" fo:country="JP" style:font-name-asian="ＭＳ ゴシック" style:font-size-asian="40pt" style:language-asian="ja" style:country-asian="JP" style:font-name-complex="ＭＳ ゴシック" style:font-size-complex="40pt" style:language-complex="ja" style:country-complex="JP"/>
    </style:style>
    <style:style style:name="T2" style:family="text">
      <style:text-properties style:font-name="ＭＳ ゴシック" fo:font-size="40pt" fo:language="en" fo:country="US" style:font-name-asian="ＭＳ ゴシック" style:font-size-asian="40pt" style:language-asian="en" style:country-asian="US" style:font-name-complex="ＭＳ ゴシック" style:font-size-complex="40pt" style:language-complex="en" style:country-complex="US"/>
    </style:style>
    <style:style style:name="T3" style:family="text">
      <style:text-properties style:font-name="ＭＳ ゴシック" fo:font-size="40pt" fo:language="ja" fo:country="JP" fo:font-weight="bold" style:font-name-asian="ＭＳ ゴシック" style:font-size-asian="40pt" style:language-asian="ja" style:country-asian="JP" style:font-weight-asian="bold" style:font-name-complex="ＭＳ ゴシック" style:font-size-complex="40pt" style:language-complex="ja" style:country-complex="JP" style:font-weight-complex="bold"/>
    </style:style>
    <style:style style:name="T4" style:family="text">
      <style:text-properties style:font-name="ＭＳ ゴシック" fo:font-size="40pt" fo:language="en" fo:country="US" fo:font-weight="bold" style:font-name-asian="ＭＳ ゴシック" style:font-size-asian="40pt" style:language-asian="en" style:country-asian="US" style:font-weight-asian="bold" style:font-name-complex="ＭＳ ゴシック" style:font-size-complex="40pt" style:language-complex="en" style:country-complex="US" style:font-weight-complex="bold"/>
    </style:style>
    <style:style style:name="T5" style:family="text">
      <style:text-properties fo:font-size="54pt" fo:language="ja" fo:country="JP" style:font-size-asian="54pt" style:language-asian="ja" style:country-asian="JP" style:font-size-complex="54pt" style:language-complex="ja" style:country-complex="JP"/>
    </style:style>
    <style:style style:name="T6" style:family="text">
      <style:text-properties fo:font-size="28pt" fo:language="ja" fo:country="JP" style:font-size-asian="28pt" style:language-asian="ja" style:country-asian="JP" style:font-size-complex="28pt" style:language-complex="ja" style:country-complex="JP"/>
    </style:style>
    <style:style style:name="T7" style:family="text">
      <style:text-properties fo:font-size="32pt" fo:language="ja" fo:country="JP" style:font-size-asian="32pt" style:language-asian="ja" style:country-asian="JP" style:font-size-complex="32pt" style:language-complex="ja" style:country-complex="JP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準" presentation:use-date-time-name="dtd1">
        <draw:custom-shape draw:name="正方形/長方形 3" draw:style-name="gr1" draw:text-style-name="P2" draw:layer="layout" svg:width="25.4cm" svg:height="1.998cm" svg:x="0cm" svg:y="2.725cm">
          <text:list text:style-name="L1">
            <text:list-header>
              <text:p text:style-name="P1"><text:span text:style-name="T1">● </text:span><text:span text:style-name="T1">導体 　</text:span><text:span text:style-name="T2">… </text:span><text:span text:style-name="T1">電気を通し</text:span><text:span text:style-name="T3">やすい</text:span><text:span text:style-name="T1">物体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正方形/長方形 4" draw:style-name="gr2" draw:text-style-name="P2" draw:layer="layout" svg:width="25.4cm" svg:height="2.002cm" svg:x="0cm" svg:y="4.846cm">
          <text:list text:style-name="L1">
            <text:list-header>
              <text:p text:style-name="P1"><text:span text:style-name="T1">● </text:span><text:span text:style-name="T1">絶縁体 </text:span><text:span text:style-name="T2">… </text:span><text:span text:style-name="T1">電気を通し</text:span><text:span text:style-name="T3">にくい</text:span><text:span text:style-name="T1">物体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直線コネクタ 6" draw:style-name="gr3" draw:text-style-name="P3" draw:layer="layout" svg:x1="0.498cm" svg:y1="7.651cm" svg:x2="24.5cm" svg:y2="7.651cm">
          <text:p/>
        </draw:line>
        <draw:custom-shape draw:name="正方形/長方形 7" draw:style-name="gr4" draw:text-style-name="P2" draw:layer="layout" svg:width="24.902cm" svg:height="5.419cm" svg:x="0.498cm" svg:y="7.704cm">
          <text:list text:style-name="L1">
            <text:list-header>
              <text:p text:style-name="P1"><text:span text:style-name="T1">□</text:span><text:span text:style-name="T1">導体と絶縁体の区別</text:span></text:p>
              <text:p text:style-name="P1"><text:span text:style-name="T1">　→ 明確に区別する基準は</text:span><text:span text:style-name="T3">ない</text:span></text:p>
              <text:p text:style-name="P1"><text:span text:style-name="T4"><text:s text:c="2"/></text:span><text:span text:style-name="T1">→ </text:span><text:span text:style-name="T3">抵抗</text:span><text:span text:style-name="T1"> である程度の区別は可能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テキスト ボックス 8" draw:style-name="gr5" draw:text-style-name="P5" draw:layer="layout" svg:width="25.4cm" svg:height="2.547cm" svg:x="0cm" svg:y="-0.075cm">
          <text:list text:style-name="L2">
            <text:list-header>
              <text:p text:style-name="P4"><text:span text:style-name="T5">～導体と絶縁体～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13" draw:style-name="gr6" draw:text-style-name="P3" draw:layer="layout" draw:type="line" svg:x1="1.301cm" svg:y1="17.126cm" svg:x2="23.902cm" svg:y2="17.128cm" svg:d="M1301 17126l22601 2" svg:viewBox="0 0 22602 3">
          <text:p/>
        </draw:connector>
        <draw:custom-shape draw:name="テキスト ボックス 14" draw:style-name="gr5" draw:text-style-name="P5" draw:layer="layout" svg:width="22.6cm" svg:height="1.446cm" svg:x="1.301cm" svg:y="15.527cm">
          <text:list text:style-name="L2">
            <text:list-header>
              <text:p text:style-name="P4"><text:span text:style-name="T6">石　紙　プラスチック　人間　水　炭素　金属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直線コネクタ 15" draw:style-name="gr3" draw:text-style-name="P3" draw:layer="layout" svg:x1="0.498cm" svg:y1="13.727cm" svg:x2="24.5cm" svg:y2="13.727cm">
          <text:p/>
        </draw:line>
        <draw:custom-shape draw:name="テキスト ボックス 18" draw:style-name="gr5" draw:text-style-name="P7" draw:layer="layout" svg:width="8.699cm" svg:height="1.615cm" svg:x="1.301cm" svg:y="17.326cm">
          <text:list text:style-name="L2">
            <text:list-header>
              <text:p text:style-name="P6"><text:span text:style-name="T7">電気を通しにく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5" draw:text-style-name="P9" draw:layer="layout" svg:width="9.901cm" svg:height="1.615cm" svg:x="14cm" svg:y="17.326cm">
          <text:list text:style-name="L2">
            <text:list-header>
              <text:p text:style-name="P8"><text:span text:style-name="T7">電気を通しやすい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2cm" svg:height="9.524cm" svg:x="5.953cm" svg:y="1.93cm" draw:page-number="1" presentation:class="page"/>
          <draw:frame presentation:style-name="pr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636 636" svg:d="M318 0l318 636h-63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標準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graphic-properties>
        <text:list-style style:name="標準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2.86cm" svg:height="3.175cm" svg:x="1.27cm" svg:y="0.762cm" presentation:class="title" presentation:placeholder="true">
        <draw:text-box/>
      </draw:frame>
      <draw:frame presentation:style-name="標準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番号&gt;</text:page-number></text:span></text:p>
            </text:list-header>
          </text:list>
        </draw:text-box>
      </draw:frame>
      <presentation:notes style:page-layout-name="PM0">
        <draw:page-thumbnail presentation:style-name="標準-title" draw:layer="backgroundobjects" svg:width="0cm" svg:height="0cm" svg:x="0cm" svg:y="1.93cm" presentation:class="page"/>
        <draw:frame presentation:style-name="標準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FJ-USER</meta:initial-creator>
    <meta:creation-date>2012-08-18T02:36:48.362000000</meta:creation-date>
    <dc:date>2017-02-08T01:26:31.374945725</dc:date>
    <meta:editing-cycles>8</meta:editing-cycles>
    <meta:editing-duration>PT13M37S</meta:editing-duration>
    <meta:document-statistic meta:object-count="29"/>
    <meta:generator>LibreOffice/5.1.4.2$Linux_X86_64 LibreOffice_project/10m0$Build-2</meta:generator>
  </office:meta>
</office:document-meta>
</file>